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5in" table:align="left"/>
    </style:style>
    <style:style style:name="Table2.A" style:family="table-column">
      <style:table-column-properties style:column-width="1.2868in"/>
    </style:style>
    <style:style style:name="Table2.B" style:family="table-column">
      <style:table-column-properties style:column-width="2.291in"/>
    </style:style>
    <style:style style:name="Table2.C" style:family="table-column">
      <style:table-column-properties style:column-width="1.9618in"/>
    </style:style>
    <style:style style:name="Table2.D" style:family="table-column">
      <style:table-column-properties style:column-width="1.9604in"/>
    </style:style>
    <style:style style:name="Table2.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Table_20_Contents">
      <style:text-properties officeooo:paragraph-rsid="004c31fa"/>
    </style:style>
    <style:style style:name="P6" style:family="paragraph" style:parent-style-name="Table_20_Contents">
      <style:text-properties officeooo:paragraph-rsid="00563d56"/>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officeooo:paragraph-rsid="005b7c56"/>
    </style:style>
    <style:style style:name="P9" style:family="paragraph" style:parent-style-name="Table_20_Contents">
      <style:text-properties officeooo:paragraph-rsid="004c31fa"/>
    </style:style>
    <style:style style:name="P10" style:family="paragraph" style:parent-style-name="Table_20_Contents">
      <style:paragraph-properties fo:text-align="start" style:justify-single-word="false"/>
    </style:style>
    <style:style style:name="P11" style:family="paragraph" style:parent-style-name="Text_20_body">
      <style:text-properties officeooo:paragraph-rsid="001b3444"/>
    </style:style>
    <style:style style:name="P12" style:family="paragraph" style:parent-style-name="Text_20_body">
      <style:paragraph-properties fo:text-align="start" style:justify-single-word="false"/>
    </style:style>
    <style:style style:name="P13" style:family="paragraph" style:parent-style-name="Text_20_body">
      <style:text-properties officeooo:paragraph-rsid="005cbe2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weight="bold" officeooo:rsid="0052ca83" style:font-weight-asian="bold" style:font-weight-complex="bold"/>
    </style:style>
    <style:style style:name="T5" style:family="text">
      <style:text-properties fo:font-weight="bold" officeooo:rsid="0057d6b5" style:font-weight-asian="bold" style:font-weight-complex="bold"/>
    </style:style>
    <style:style style:name="T6" style:family="text">
      <style:text-properties fo:font-weight="bold" officeooo:rsid="00563d56" style:font-weight-asian="bold" style:font-weight-complex="bold"/>
    </style:style>
    <style:style style:name="T7" style:family="text">
      <style:text-properties fo:font-weight="bold" officeooo:rsid="005a12fd" style:font-weight-asian="bold" style:font-weight-complex="bold"/>
    </style:style>
    <style:style style:name="T8" style:family="text">
      <style:text-properties fo:font-weight="bold" officeooo:rsid="005b7c56" style:font-weight-asian="bold" style:font-weight-complex="bold"/>
    </style:style>
    <style:style style:name="T9" style:family="text">
      <style:text-properties fo:font-size="12pt" officeooo:rsid="00079aa8" style:font-size-asian="12pt" style:font-size-complex="12pt"/>
    </style:style>
    <style:style style:name="T10" style:family="text">
      <style:text-properties fo:font-size="12pt" officeooo:rsid="00473a36" style:font-size-asian="12pt" style:font-size-complex="12pt"/>
    </style:style>
    <style:style style:name="T11" style:family="text">
      <style:text-properties fo:font-size="12pt" officeooo:rsid="0050d06a" style:font-size-asian="12pt" style:font-size-complex="12pt"/>
    </style:style>
    <style:style style:name="T12" style:family="text">
      <style:text-properties fo:font-size="12pt" officeooo:rsid="00563d56" style:font-size-asian="12pt" style:font-size-complex="12pt"/>
    </style:style>
    <style:style style:name="T13" style:family="text">
      <style:text-properties fo:font-size="12pt" officeooo:rsid="0058f7fa" style:font-size-asian="12pt" style:font-size-complex="12pt"/>
    </style:style>
    <style:style style:name="T14" style:family="text">
      <style:text-properties officeooo:rsid="002dafee"/>
    </style:style>
    <style:style style:name="T15" style:family="text">
      <style:text-properties officeooo:rsid="002f8b13"/>
    </style:style>
    <style:style style:name="T16" style:family="text">
      <style:text-properties officeooo:rsid="004c31fa"/>
    </style:style>
    <style:style style:name="T17" style:family="text">
      <style:text-properties officeooo:rsid="0052ca83"/>
    </style:style>
    <style:style style:name="T18" style:family="text">
      <style:text-properties officeooo:rsid="00563d56"/>
    </style:style>
    <style:style style:name="T19" style:family="text">
      <style:text-properties officeooo:rsid="00595a5a"/>
    </style:style>
    <style:style style:name="T20" style:family="text">
      <style:text-properties fo:font-weight="normal" style:font-weight-asian="normal" style:font-weight-complex="normal"/>
    </style:style>
    <style:style style:name="T21" style:family="text">
      <style:text-properties fo:font-weight="normal" officeooo:rsid="005df8de" style:font-weight-asian="normal" style:font-weight-complex="normal"/>
    </style:style>
    <style:style style:name="T22" style:family="text">
      <style:text-properties fo:font-weight="normal" officeooo:rsid="005e686f" style:font-weight-asian="normal" style:font-weight-complex="normal"/>
    </style:style>
    <style:style style:name="T23" style:family="text">
      <style:text-properties officeooo:rsid="005a12fd"/>
    </style:style>
    <style:style style:name="T24" style:family="text">
      <style:text-properties officeooo:rsid="005cbe28"/>
    </style:style>
    <style:style style:name="T25"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4">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8"><text:span text:style-name="Strong_20_Emphasis"><text:span text:style-name="T9">HW_</text:span></text:span><text:span text:style-name="Strong_20_Emphasis"><text:span text:style-name="T13">11.</text:span></text:span><text:span text:style-name="Strong_20_Emphasis"><text:span text:style-name="T12"> Critical Analysis of LLMs ; "AI 2027" Report; </text:span></text:span><text:span text:style-name="Strong_20_Emphasis"><text:span text:style-name="T10">Qs </text:span></text:span><text:span text:style-name="Strong_20_Emphasis"><text:span text:style-name="T11">from </text:span></text:span><text:span text:style-name="Strong_20_Emphasis"><text:span text:style-name="T10">“Bless Me Ultima”</text:span></text:span></text:p>
      <text:p text:style-name="P4"><text:span text:style-name="Strong_20_Emphasis">(Convert to 10 pt scale)</text:span></text:p>
      <text:p text:style-name="P7"><text:span text:style-name="Strong_20_Emphasis"/></text:p>
      <text:section text:style-name="Sect1" text:name="md-content-36168593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Criteria</text:p>
              </table:table-cell>
              <table:table-cell table:style-name="Table2.A1" office:value-type="string">
                <text:p text:style-name="Table_20_Heading">3 - Excellent</text:p>
              </table:table-cell>
              <table:table-cell table:style-name="Table2.A1" office:value-type="string">
                <text:p text:style-name="Table_20_Heading">2 - Satisfactory</text:p>
              </table:table-cell>
              <table:table-cell table:style-name="Table2.A1" office:value-type="string">
                <text:p text:style-name="Table_20_Heading">1 - Needs Improvement</text:p>
              </table:table-cell>
            </table:table-row>
          </table:table-header-rows>
          <table:table-row>
            <table:table-cell table:style-name="Table2.A1" office:value-type="string">
              <text:p text:style-name="Table_20_Contents"><text:span text:style-name="Strong_20_Emphasis">Task 1: Definition of Terms</text:span></text:p>
            </table:table-cell>
            <table:table-cell table:style-name="Table2.A1" office:value-type="string">
              <text:p text:style-name="Table_20_Contents">All <text:span text:style-name="T7">17 </text:span><text:span text:style-name="T2">terms</text:span> are accurately and clearly defined using precise technical language; demonstrates deep understanding of LLM concepts and related AI terminology.</text:p>
            </table:table-cell>
            <table:table-cell table:style-name="Table2.A1" office:value-type="string">
              <text:p text:style-name="Table_20_Contents">Most terms are defined correctly with minor inaccuracies or lack of depth; shows general understanding of key concepts.</text:p>
            </table:table-cell>
            <table:table-cell table:style-name="Table2.A1" office:value-type="string">
              <text:p text:style-name="Table_20_Contents">Several terms are incorrectly defined or missing; definitions lack clarity or show misunderstanding of fundamental concepts.</text:p>
            </table:table-cell>
          </table:table-row>
          <table:table-row>
            <table:table-cell table:style-name="Table2.A1" office:value-type="string">
              <text:p text:style-name="Table_20_Contents"><text:span text:style-name="Strong_20_Emphasis">Task 2: Critical Analysis</text:span></text:p>
            </table:table-cell>
            <table:table-cell table:style-name="Table2.A1" office:value-type="string">
              <text:p text:style-name="Table_20_Contents">Provides a thoughtful, well-supported opinion on the plausibility of scenarios and credibility of authors/methods; integrates evidence from the <text:span text:style-name="T2">"AI 2027" report </text:span>and readings; clear, logical writing in 2+ paragraphs.</text:p>
            </table:table-cell>
            <table:table-cell table:style-name="Table2.A1" office:value-type="string">
              <text:p text:style-name="Table_20_Contents">Opinion is stated with some support but lacks depth or full integration of evidence; writing is mostly clear but may have minor lapses in logic or detail.</text:p>
            </table:table-cell>
            <table:table-cell table:style-name="Table2.A1" office:value-type="string">
              <text:p text:style-name="Table_20_Contents">Opinion is superficial or unsupported; lacks clear reasoning or evidence; writing is unclear or too brief (less than 2 paragraphs).</text:p>
            </table:table-cell>
          </table:table-row>
          <table:table-row>
            <table:table-cell table:style-name="Table2.A1" office:value-type="string">
              <text:p text:style-name="Table_20_Contents"><text:span text:style-name="Strong_20_Emphasis">Task </text:span><text:span text:style-name="Strong_20_Emphasis"><text:span text:style-name="T23">3</text:span></text:span><text:span text:style-name="Strong_20_Emphasis">: Literary Analysis of "Bless Me, Ultima"</text:span></text:p>
            </table:table-cell>
            <table:table-cell table:style-name="Table2.A1" office:value-type="string">
              <text:p text:style-name="Table_20_Contents">Selected answers to <text:span text:style-name="T4">1</text:span><text:span text:style-name="T8">5</text:span><text:span text:style-name="T4"> </text:span><text:span text:style-name="T2">questions</text:span> from <text:span text:style-name="T4">C</text:span><text:span text:style-name="T2">hapters </text:span><text:span text:style-name="T5">1</text:span><text:span text:style-name="T8">3</text:span><text:span text:style-name="T2">-</text:span><text:span text:style-name="T6">1</text:span><text:span text:style-name="T8">5</text:span> <text:span text:style-name="T17">(</text:span><text:span text:style-name="T18">five </text:span><text:span text:style-name="T17">per chap) </text:span>are well-developed, insightful, and demonstrate critical engagement with the text; answers follow the Marron_StyleGuide_25-3 formatting rigorously.</text:p>
            </table:table-cell>
            <table:table-cell table:style-name="Table2.A1"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2.A1" office:value-type="string">
              <text:p text:style-name="Table_20_Contents">Answers are brief, lack analysis, show limited understanding of the text, or fail to follow the formatting guidelines specified.</text:p>
            </table:table-cell>
          </table:table-row>
          <table:table-row>
            <table:table-cell table:style-name="Table2.A1" office:value-type="string">
              <text:p text:style-name="P5"><text:span text:style-name="Strong_20_Emphasis"><text:span text:style-name="T15">Document </text:span></text:span><text:span text:style-name="Strong_20_Emphasis">Formatting </text:span><text:span text:style-name="Strong_20_Emphasis"><text:span text:style-name="T15">and</text:span></text:span><text:span text:style-name="Strong_20_Emphasis"> Presentation</text:span></text:p>
            </table:table-cell>
            <table:table-cell table:style-name="Table2.A1" office:value-type="string">
              <text:p text:style-name="Table_20_Contents"><text:span text:style-name="T16">Document is</text:span> perfectly formatted according to Marron Style Guide .</text:p>
              <text:p text:style-name="Table_20_Contents"/>
            </table:table-cell>
            <table:table-cell table:style-name="Table2.A1" office:value-type="string">
              <text:p text:style-name="P10">Minor formatting errors present but overall follows Marron Style Guide.</text:p>
            </table:table-cell>
            <table:table-cell table:style-name="Table2.A1" office:value-type="string">
              <text:p text:style-name="Table_20_Contents">Formatting does not follow the Marron Style Guide or is inconsistent throughout.</text:p>
            </table:table-cell>
          </table:table-row>
        </table:table>
        <text:p text:style-name="Text_20_body"/>
      </text:section>
      <text:section text:style-name="Sect1" text:name="md-content-197282861">
        <text:p text:style-name="P13"><text:span text:style-name="Strong_20_Emphasis"><text:span text:style-name="T19">ASSIGNMENT:</text:span></text:span></text:p>
        <text:p text:style-name="Standard"><text:span text:style-name="Strong_20_Emphasis"><text:span text:style-name="T20">HW_11 [Due: 23 Jul 2025]<text:tab/>&lt;== 9A+B+C</text:span></text:span></text:p>
        <text:p text:style-name="Standard"><text:span text:style-name="Strong_20_Emphasis"><text:span text:style-name="T20">HW_11 [Due: 24 Jul 2025]<text:tab/>&lt;== 10A</text:span></text:span></text:p>
        <text:p text:style-name="Standard"><text:span text:style-name="Strong_20_Emphasis"><text:span text:style-name="T20"/></text:span></text:p>
        <text:p text:style-name="Standard"><text:span text:style-name="Strong_20_Emphasis"><text:span text:style-name="T20">--- Task 1</text:span></text:span></text:p>
        <text:p text:style-name="Standard"><text:span text:style-name="Strong_20_Emphasis"><text:span text:style-name="T20">Following the EXCERPT guides for each paper, read the appropriate sections in </text:span></text:span></text:p>
        <text:p text:style-name="Standard"><text:span text:style-name="Strong_20_Emphasis"><text:span text:style-name="T20"><text:tab/>01a_Shanahan_TalkingAboutLLMs.pdf</text:span></text:span></text:p>
        <text:p text:style-name="Standard"><text:span text:style-name="Strong_20_Emphasis"><text:span text:style-name="T20"><text:tab/>02a_Balhorn_etal_ChatGPT-in-science-engineering.pdf</text:span></text:span></text:p>
        <text:p text:style-name="Standard"><text:span text:style-name="Strong_20_Emphasis"><text:span text:style-name="T20"><text:tab/>03a_Leiter_etal_Metrics_MachineTranslation.pdf</text:span></text:span></text:p>
        <text:p text:style-name="Standard"><text:soft-page-break/><text:span text:style-name="Strong_20_Emphasis"><text:span text:style-name="T20"><text:tab/></text:span></text:span></text:p>
        <text:p text:style-name="Standard"><text:span text:style-name="Strong_20_Emphasis"><text:span text:style-name="T20">Define the following terms/acronyms </text:span></text:span><text:span text:style-name="Strong_20_Emphasis"><text:span text:style-name="T21">(17 terms)</text:span></text:span><text:span text:style-name="Strong_20_Emphasis"><text:span text:style-name="T20">:</text:span></text:span></text:p>
        <text:p text:style-name="Standard"><text:span text:style-name="Strong_20_Emphasis"><text:span text:style-name="T20"><text:tab/>perceptron</text:span></text:span></text:p>
        <text:p text:style-name="Standard"><text:span text:style-name="Strong_20_Emphasis"><text:span text:style-name="T20"><text:tab/>artificial neural network</text:span></text:span></text:p>
        <text:p text:style-name="Standard"><text:span text:style-name="Strong_20_Emphasis"><text:span text:style-name="T20"><text:tab/>large language model (LLM)</text:span></text:span></text:p>
        <text:p text:style-name="Standard"><text:span text:style-name="Strong_20_Emphasis"><text:span text:style-name="T20"><text:tab/>vision-language models (VLM)</text:span></text:span></text:p>
        <text:p text:style-name="Standard"><text:span text:style-name="Strong_20_Emphasis"><text:span text:style-name="T20"><text:tab/>supervised learning </text:span></text:span></text:p>
        <text:p text:style-name="Standard"><text:span text:style-name="Strong_20_Emphasis"><text:span text:style-name="T20"><text:tab/>unsupervised learning</text:span></text:span></text:p>
        <text:p text:style-name="Standard"><text:span text:style-name="Strong_20_Emphasis"><text:span text:style-name="T20"><text:tab/>reinforcement learning with human feedback (RLHF)</text:span></text:span></text:p>
        <text:p text:style-name="Standard"><text:span text:style-name="Strong_20_Emphasis"><text:span text:style-name="T20"><text:tab/>emergence</text:span></text:span></text:p>
        <text:p text:style-name="Standard"><text:span text:style-name="Strong_20_Emphasis"><text:span text:style-name="T20"><text:tab/>application programmer interface (API)</text:span></text:span></text:p>
        <text:p text:style-name="Standard"><text:span text:style-name="Strong_20_Emphasis"><text:span text:style-name="T20"><text:tab/>Python</text:span></text:span></text:p>
        <text:p text:style-name="Standard"><text:span text:style-name="Strong_20_Emphasis"><text:span text:style-name="T20"><text:tab/>token (as used in AI)</text:span></text:span></text:p>
        <text:p text:style-name="Standard"><text:span text:style-name="Strong_20_Emphasis"><text:span text:style-name="T20"><text:tab/>prompt engineering</text:span></text:span></text:p>
        <text:p text:style-name="Standard"><text:span text:style-name="Strong_20_Emphasis"><text:span text:style-name="T20"><text:tab/>machine translation with post editing (MTPE)</text:span></text:span></text:p>
        <text:p text:style-name="Standard"><text:span text:style-name="Strong_20_Emphasis"><text:span text:style-name="T20"><text:tab/>bilingual evaluation understudy (BLEU)</text:span></text:span></text:p>
        <text:p text:style-name="Standard"><text:span text:style-name="Strong_20_Emphasis"><text:span text:style-name="T20"><text:tab/>metric for evaluation of translation with explicit ordering (METEOR)</text:span></text:span></text:p>
        <text:p text:style-name="Standard"><text:span text:style-name="Strong_20_Emphasis"><text:span text:style-name="T20"><text:tab/>crosslingual optimized metric for evaluation of translation (COMET)</text:span></text:span></text:p>
        <text:p text:style-name="Standard"><text:span text:style-name="Strong_20_Emphasis"><text:span text:style-name="T20"><text:tab/>bidirectional encoder representations from transformers (BERTScore)</text:span></text:span></text:p>
        <text:p text:style-name="P11"><text:span text:style-name="Strong_20_Emphasis"><text:span text:style-name="T20"/></text:span></text:p>
        <text:p text:style-name="Standard"><text:span text:style-name="Strong_20_Emphasis"><text:span text:style-name="T20">--- Task 2</text:span></text:span></text:p>
        <text:p text:style-name="Standard"><text:span text:style-name="Strong_20_Emphasis"><text:span text:style-name="T20">Read "</text:span></text:span><text:span text:style-name="Strong_20_Emphasis"><text:span text:style-name="T22">AI </text:span></text:span><text:span text:style-name="Strong_20_Emphasis"><text:span text:style-name="T20">2027." What do think of this analysis? Are the scenario(s) presented plausible? Are the authors and their methods credible? Write an opinion piece (2+ paragraphs) expressing your thoughts.</text:span></text:span></text:p>
        <text:p text:style-name="Standard"><text:span text:style-name="Strong_20_Emphasis"><text:span text:style-name="T20"/></text:span></text:p>
        <text:p text:style-name="Standard"><text:span text:style-name="Strong_20_Emphasis"><text:span text:style-name="T20">--- Task 3</text:span></text:span></text:p>
        <text:p text:style-name="Standard"><text:span text:style-name="Strong_20_Emphasis"><text:span text:style-name="T20">Read Chapter 13, Chapter 14, and Chapter 15 of "Bless Me, Ultima." Select and answer five (5) questions from the list of questions for each chapter. The questions can be found in the document, "UTECA_StudyGuide_Bless-Me-Ultima.txt. Be sure to format your answers correctly (see Marron_StyleGuide_25-3.pdf).</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7-27T20:19:19.130348778</dc:date>
    <meta:editing-duration>PT4H24M47S</meta:editing-duration>
    <meta:editing-cycles>78</meta:editing-cycles>
    <meta:generator>LibreOffice/7.3.7.2$Linux_X86_64 LibreOffice_project/30$Build-2</meta:generator>
    <meta:document-statistic meta:table-count="1" meta:image-count="1" meta:object-count="0" meta:page-count="2" meta:paragraph-count="57" meta:word-count="482" meta:character-count="3477" meta:non-whitespace-character-count="3020"/>
  </office:meta>
</office:document-meta>
</file>